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0868" officeooo:paragraph-rsid="000b086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0868" officeooo:paragraph-rsid="000b086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bd60d" officeooo:paragraph-rsid="000bd60d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0bd60d" officeooo:paragraph-rsid="000bd60d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0bd60d" officeooo:paragraph-rsid="000bd60d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officeooo:rsid="000bd60d" officeooo:paragraph-rsid="000bd60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l Balancer – Technical Report</text:p>
      <text:p text:style-name="P1"/>
      <text:p text:style-name="P3">Parameters:</text:p>
      <text:list xml:id="list3072513336" text:style-name="L1">
        <text:list-item>
          <text:p text:style-name="P4">theta_x = x axis servo shaft angle</text:p>
        </text:list-item>
        <text:list-item>
          <text:p text:style-name="P4">theta_y = y acis servo shaft angle</text:p>
        </text:list-item>
        <text:list-item>
          <text:p text:style-name="P4">pos_x = balls position in meters along x axis</text:p>
        </text:list-item>
        <text:list-item>
          <text:p text:style-name="P4">pos_y = balls position in meters along y axis</text:p>
        </text:list-item>
      </text:list>
      <text:p text:style-name="P3">Additional:</text:p>
      <text:list xml:id="list2864238434" text:style-name="L2">
        <text:list-item>
          <text:p text:style-name="P5">alpha = plate‘s angle around negative y axis</text:p>
        </text:list-item>
        <text:list-item>
          <text:p text:style-name="P5">beta = plate‘s angle around x axis</text:p>
        </text:list-item>
      </text:list>
      <text:p text:style-name="P3">Actions:</text:p>
      <text:list xml:id="list1832920488" text:style-name="L3">
        <text:list-item>
          <text:p text:style-name="P6">V_x = voltage command for x axis servo shaft</text:p>
        </text:list-item>
        <text:list-item>
          <text:p text:style-name="P6">V_y = voltage command for y acis servo shaf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49:33.169327276</meta:creation-date>
    <dc:date>2018-11-14T12:58:18.322199861</dc:date>
    <meta:editing-duration>PT8M4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80" meta:character-count="394" meta:non-whitespace-character-count="333"/>
  </office:meta>
</office:document-meta>
</file>